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83pt" svg:height="255.37pt" svg:x="277.34pt" svg:y="67.86pt">
            <loext:p draw:notify-on-update-of-ranges="Sheet1.C2:Sheet1.C11 Sheet1.D2:Sheet1.D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float" office:value="9.4" calcext:value-type="float">
            <text:p>9.4</text:p>
          </table:table-cell>
          <table:table-cell office:value-type="float" office:value="5550" calcext:value-type="float">
            <text:p>5550</text:p>
          </table:table-cell>
        </table:table-row>
        <table:table-row table:style-name="ro1">
          <table:table-cell table:number-columns-repeated="2"/>
          <table:table-cell office:value-type="float" office:value="8.9" calcext:value-type="float">
            <text:p>8.9</text:p>
          </table:table-cell>
          <table:table-cell office:value-type="float" office:value="5300" calcext:value-type="float">
            <text:p>5300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200" calcext:value-type="float">
            <text:p>520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400" calcext:value-type="float">
            <text:p>5400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100" calcext:value-type="float">
            <text:p>5100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600" calcext:value-type="float">
            <text:p>5600</text:p>
          </table:table-cell>
        </table:table-row>
        <table:table-row table:style-name="ro1">
          <table:table-cell table:number-columns-repeated="2"/>
          <table:table-cell office:value-type="float" office:value="7.8" calcext:value-type="float">
            <text:p>7.8</text:p>
          </table:table-cell>
          <table:table-cell office:value-type="float" office:value="5600" calcext:value-type="float">
            <text:p>5600</text:p>
          </table:table-cell>
        </table:table-row>
        <table:table-row table:style-name="ro1">
          <table:table-cell table:number-columns-repeated="2"/>
          <table:table-cell office:value-type="float" office:value="8.4" calcext:value-type="float">
            <text:p>8.4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7000" calcext:value-type="float">
            <text:p>7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2">00/00/0000</text:date>, <text:time style:data-style-name="N2" text:time-value="20:03:10.2200752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18:13:38.537233981</meta:creation-date>
    <dc:date>2017-07-22T01:46:45.660076925</dc:date>
    <meta:editing-duration>PT5H40M44S</meta:editing-duration>
    <meta:editing-cycles>2</meta:editing-cycles>
    <meta:generator>LibreOffice/5.3.4.2$Linux_X86_64 LibreOffice_project/30m0$Build-2</meta:generator>
    <meta:document-statistic meta:table-count="1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scatter" chart:style-name="ch1">
        <chart:title svg:x="5.977cm" svg:y="0.315cm" chart:style-name="ch2">
          <text:p>Cruzamento X Nota</text:p>
        </chart:title>
        <chart:plot-area chart:style-name="ch3" table:cell-range-address="Sheet1.C2:Sheet1.D11" svg:x="1.279cm" svg:y="1.248cm" svg:width="14.412cm" svg:height="6.653cm">
          <chartooo:coordinate-region svg:x="2.271cm" svg:y="1.421cm" svg:width="13.233cm" svg:height="5.886cm"/>
          <chart:axis chart:dimension="x" chart:name="primary-x" chart:style-name="ch4">
            <chart:title svg:x="7.092cm" svg:y="8.081cm" chart:style-name="ch5">
              <text:p>Nota desempenho</text:p>
            </chart:title>
          </chart:axis>
          <chart:axis chart:dimension="y" chart:name="primary-y" chart:style-name="ch4">
            <chart:title svg:x="0.451cm" svg:y="5.055cm" chart:style-name="ch6">
              <text:p>Preço</text:p>
            </chart:title>
            <chart:grid chart:style-name="ch7" chart:class="major"/>
          </chart:axis>
          <chart:series chart:style-name="ch8" chart:values-cell-range-address="Sheet1.D2:Sheet1.D11" chart:class="chart:scatter">
            <chart:domain table:cell-range-address="Sheet1.C2:Sheet1.C11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4">
                <text:p>9.4</text:p>
                <draw:g>
                  <svg:desc>Sheet1.C2:Sheet1.C11</svg:desc>
                </draw:g>
              </table:table-cell>
              <table:table-cell office:value-type="float" office:value="5550">
                <text:p>5550</text:p>
                <draw:g>
                  <svg:desc>Sheet1.D2:Sheet1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9">
                <text:p>8.9</text:p>
              </table:table-cell>
              <table:table-cell office:value-type="float" office:value="5300">
                <text:p>53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400">
                <text:p>54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100">
                <text:p>5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600">
                <text:p>56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8">
                <text:p>7.8</text:p>
              </table:table-cell>
              <table:table-cell office:value-type="float" office:value="5600">
                <text:p>56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4">
                <text:p>8.4</text:p>
              </table:table-cell>
              <table:table-cell office:value-type="float" office:value="5700">
                <text:p>57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000">
                <text:p>7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